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9" table:default-cell-style-name="ce3"/>
        <table:table-column table:style-name="co1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Árbol de decisión</text:p>
          </table:table-cell>
          <table:covered-table-cell table:number-columns-repeated="8" table:style-name="Default"/>
          <table:covered-table-cell/>
        </table:table-row>
        <table:table-row table:style-name="ro2">
          <table:table-cell/>
          <table:table-cell table:style-name="ce2" office:value-type="string" calcext:value-type="string">
            <text:p>Profundidad</text:p>
          </table:table-cell>
          <table:table-cell table:style-name="ce2" office:value-type="string" calcext:value-type="string">
            <text:p>Accuracy_Entreno</text:p>
          </table:table-cell>
          <table:table-cell table:style-name="ce2" office:value-type="string" calcext:value-type="string">
            <text:p>f1_Entreno</text:p>
          </table:table-cell>
          <table:table-cell table:style-name="ce2" office:value-type="string" calcext:value-type="string">
            <text:p>Precision_Entreno</text:p>
          </table:table-cell>
          <table:table-cell table:style-name="ce2" office:value-type="string" calcext:value-type="string">
            <text:p>Recall_Entreno</text:p>
          </table:table-cell>
          <table:table-cell table:style-name="ce2" office:value-type="string" calcext:value-type="string">
            <text:p>Accuracy_Val</text:p>
          </table:table-cell>
          <table:table-cell table:style-name="ce2" office:value-type="string" calcext:value-type="string">
            <text:p>f1_Val</text:p>
          </table:table-cell>
          <table:table-cell table:style-name="ce2" office:value-type="string" calcext:value-type="string">
            <text:p>Precision_Val</text:p>
          </table:table-cell>
          <table:table-cell table:style-name="ce2" office:value-type="string" calcext:value-type="string">
            <text:p>Recall_Val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99649" calcext:value-type="float">
            <text:p>0.799649</text:p>
          </table:table-cell>
          <table:table-cell office:value-type="float" office:value="0.650307" calcext:value-type="float">
            <text:p>0.650307</text:p>
          </table:table-cell>
          <table:table-cell office:value-type="float" office:value="0.929825" calcext:value-type="float">
            <text:p>0.929825</text:p>
          </table:table-cell>
          <table:table-cell office:value-type="float" office:value="0.799649" calcext:value-type="float">
            <text:p>0.799649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723404" calcext:value-type="float">
            <text:p>0.723404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818182" calcext:value-type="float">
            <text:p>0.81818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3304" calcext:value-type="float">
            <text:p>0.83304</text:p>
          </table:table-cell>
          <table:table-cell office:value-type="float" office:value="0.760705" calcext:value-type="float">
            <text:p>0.760705</text:p>
          </table:table-cell>
          <table:table-cell office:value-type="float" office:value="0.816216" calcext:value-type="float">
            <text:p>0.816216</text:p>
          </table:table-cell>
          <table:table-cell office:value-type="float" office:value="0.83304" calcext:value-type="float">
            <text:p>0.83304</text:p>
          </table:table-cell>
          <table:table-cell office:value-type="float" office:value="0.832168" calcext:value-type="float">
            <text:p>0.832168</text:p>
          </table:table-cell>
          <table:table-cell office:value-type="float" office:value="0.773585" calcext:value-type="float">
            <text:p>0.773585</text:p>
          </table:table-cell>
          <table:table-cell office:value-type="float" office:value="0.82" calcext:value-type="float">
            <text:p>0.82</text:p>
          </table:table-cell>
          <table:table-cell office:value-type="float" office:value="0.832168" calcext:value-type="float">
            <text:p>0.832168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0.838313" calcext:value-type="float">
            <text:p>0.838313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0.819149" calcext:value-type="float">
            <text:p>0.819149</text:p>
          </table:table-cell>
          <table:table-cell table:style-name="ce4" office:value-type="float" office:value="0.838313" calcext:value-type="float">
            <text:p>0.838313</text:p>
          </table:table-cell>
          <table:table-cell table:style-name="ce4" office:value-type="float" office:value="0.839161" calcext:value-type="float">
            <text:p>0.839161</text:p>
          </table:table-cell>
          <table:table-cell table:style-name="ce4" office:value-type="float" office:value="0.785047" calcext:value-type="float">
            <text:p>0.785047</text:p>
          </table:table-cell>
          <table:table-cell table:style-name="ce4" office:value-type="float" office:value="0.823529" calcext:value-type="float">
            <text:p>0.823529</text:p>
          </table:table-cell>
          <table:table-cell table:style-name="ce4" office:value-type="float" office:value="0.839161" calcext:value-type="float">
            <text:p>0.83916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55888" calcext:value-type="float">
            <text:p>0.855888</text:p>
          </table:table-cell>
          <table:table-cell office:value-type="float" office:value="0.77957" calcext:value-type="float">
            <text:p>0.77957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55888" calcext:value-type="float">
            <text:p>0.855888</text:p>
          </table:table-cell>
          <table:table-cell office:value-type="float" office:value="0.825175" calcext:value-type="float">
            <text:p>0.825175</text:p>
          </table:table-cell>
          <table:table-cell office:value-type="float" office:value="0.752475" calcext:value-type="float">
            <text:p>0.752475</text:p>
          </table:table-cell>
          <table:table-cell office:value-type="float" office:value="0.844444" calcext:value-type="float">
            <text:p>0.844444</text:p>
          </table:table-cell>
          <table:table-cell office:value-type="float" office:value="0.825175" calcext:value-type="float">
            <text:p>0.82517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80492" calcext:value-type="float">
            <text:p>0.880492</text:p>
          </table:table-cell>
          <table:table-cell office:value-type="float" office:value="0.817204" calcext:value-type="float">
            <text:p>0.817204</text:p>
          </table:table-cell>
          <table:table-cell office:value-type="float" office:value="0.95" calcext:value-type="float">
            <text:p>0.95</text:p>
          </table:table-cell>
          <table:table-cell office:value-type="float" office:value="0.880492" calcext:value-type="float">
            <text:p>0.880492</text:p>
          </table:table-cell>
          <table:table-cell office:value-type="float" office:value="0.783217" calcext:value-type="float">
            <text:p>0.783217</text:p>
          </table:table-cell>
          <table:table-cell office:value-type="float" office:value="0.693069" calcext:value-type="float">
            <text:p>0.69306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783217" calcext:value-type="float">
            <text:p>0.78321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92794" calcext:value-type="float">
            <text:p>0.892794</text:p>
          </table:table-cell>
          <table:table-cell office:value-type="float" office:value="0.839895" calcext:value-type="float">
            <text:p>0.839895</text:p>
          </table:table-cell>
          <table:table-cell office:value-type="float" office:value="0.946746" calcext:value-type="float">
            <text:p>0.946746</text:p>
          </table:table-cell>
          <table:table-cell office:value-type="float" office:value="0.892794" calcext:value-type="float">
            <text:p>0.892794</text:p>
          </table:table-cell>
          <table:table-cell office:value-type="float" office:value="0.832168" calcext:value-type="float">
            <text:p>0.832168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47826" calcext:value-type="float">
            <text:p>0.847826</text:p>
          </table:table-cell>
          <table:table-cell office:value-type="float" office:value="0.832168" calcext:value-type="float">
            <text:p>0.83216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06854" calcext:value-type="float">
            <text:p>0.906854</text:p>
          </table:table-cell>
          <table:table-cell office:value-type="float" office:value="0.860158" calcext:value-type="float">
            <text:p>0.860158</text:p>
          </table:table-cell>
          <table:table-cell office:value-type="float" office:value="0.976048" calcext:value-type="float">
            <text:p>0.976048</text:p>
          </table:table-cell>
          <table:table-cell office:value-type="float" office:value="0.906854" calcext:value-type="float">
            <text:p>0.906854</text:p>
          </table:table-cell>
          <table:table-cell office:value-type="float" office:value="0.811189" calcext:value-type="float">
            <text:p>0.811189</text:p>
          </table:table-cell>
          <table:table-cell office:value-type="float" office:value="0.737864" calcext:value-type="float">
            <text:p>0.737864</text:p>
          </table:table-cell>
          <table:table-cell office:value-type="float" office:value="0.808511" calcext:value-type="float">
            <text:p>0.808511</text:p>
          </table:table-cell>
          <table:table-cell office:value-type="float" office:value="0.811189" calcext:value-type="float">
            <text:p>0.81118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19156" calcext:value-type="float">
            <text:p>0.919156</text:p>
          </table:table-cell>
          <table:table-cell office:value-type="float" office:value="0.878947" calcext:value-type="float">
            <text:p>0.878947</text:p>
          </table:table-cell>
          <table:table-cell office:value-type="float" office:value="0.994048" calcext:value-type="float">
            <text:p>0.994048</text:p>
          </table:table-cell>
          <table:table-cell office:value-type="float" office:value="0.919156" calcext:value-type="float">
            <text:p>0.919156</text:p>
          </table:table-cell>
          <table:table-cell office:value-type="float" office:value="0.825175" calcext:value-type="float">
            <text:p>0.825175</text:p>
          </table:table-cell>
          <table:table-cell office:value-type="float" office:value="0.757282" calcext:value-type="float">
            <text:p>0.757282</text:p>
          </table:table-cell>
          <table:table-cell office:value-type="float" office:value="0.829787" calcext:value-type="float">
            <text:p>0.829787</text:p>
          </table:table-cell>
          <table:table-cell office:value-type="float" office:value="0.825175" calcext:value-type="float">
            <text:p>0.82517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26186" calcext:value-type="float">
            <text:p>0.926186</text:p>
          </table:table-cell>
          <table:table-cell office:value-type="float" office:value="0.891192" calcext:value-type="float">
            <text:p>0.891192</text:p>
          </table:table-cell>
          <table:table-cell office:value-type="float" office:value="0.988506" calcext:value-type="float">
            <text:p>0.988506</text:p>
          </table:table-cell>
          <table:table-cell office:value-type="float" office:value="0.926186" calcext:value-type="float">
            <text:p>0.926186</text:p>
          </table:table-cell>
          <table:table-cell office:value-type="float" office:value="0.811189" calcext:value-type="float">
            <text:p>0.811189</text:p>
          </table:table-cell>
          <table:table-cell office:value-type="float" office:value="0.747664" calcext:value-type="float">
            <text:p>0.747664</text:p>
          </table:table-cell>
          <table:table-cell office:value-type="float" office:value="0.784314" calcext:value-type="float">
            <text:p>0.784314</text:p>
          </table:table-cell>
          <table:table-cell office:value-type="float" office:value="0.811189" calcext:value-type="float">
            <text:p>0.811189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63093" calcext:value-type="float">
            <text:p>0.963093</text:p>
          </table:table-cell>
          <table:table-cell office:value-type="float" office:value="0.947891" calcext:value-type="float">
            <text:p>0.947891</text:p>
          </table:table-cell>
          <table:table-cell office:value-type="float" office:value="1" calcext:value-type="float">
            <text:p>1</text:p>
          </table:table-cell>
          <table:table-cell office:value-type="float" office:value="0.963093" calcext:value-type="float">
            <text:p>0.963093</text:p>
          </table:table-cell>
          <table:table-cell office:value-type="float" office:value="0.755245" calcext:value-type="float">
            <text:p>0.755245</text:p>
          </table:table-cell>
          <table:table-cell office:value-type="float" office:value="0.678899" calcext:value-type="float">
            <text:p>0.678899</text:p>
          </table:table-cell>
          <table:table-cell office:value-type="float" office:value="0.698113" calcext:value-type="float">
            <text:p>0.698113</text:p>
          </table:table-cell>
          <table:table-cell office:value-type="float" office:value="0.755245" calcext:value-type="float">
            <text:p>0.75524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7891" calcext:value-type="float">
            <text:p>0.97891</text:p>
          </table:table-cell>
          <table:table-cell office:value-type="float" office:value="0.970874" calcext:value-type="float">
            <text:p>0.970874</text:p>
          </table:table-cell>
          <table:table-cell office:value-type="float" office:value="1" calcext:value-type="float">
            <text:p>1</text:p>
          </table:table-cell>
          <table:table-cell office:value-type="float" office:value="0.97891" calcext:value-type="float">
            <text:p>0.9789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707965" calcext:value-type="float">
            <text:p>0.707965</text:p>
          </table:table-cell>
          <table:table-cell office:value-type="float" office:value="0.701754" calcext:value-type="float">
            <text:p>0.701754</text:p>
          </table:table-cell>
          <table:table-cell office:value-type="float" office:value="0.769231" calcext:value-type="float">
            <text:p>0.769231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Support Vector Machinne</text:p>
          </table:table-cell>
          <table:covered-table-cell table:number-columns-repeated="8"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Parametro</text:p>
          </table:table-cell>
          <table:table-cell table:style-name="ce2" office:value-type="string" calcext:value-type="string">
            <text:p>Accuracy_Entreno</text:p>
          </table:table-cell>
          <table:table-cell table:style-name="ce2" office:value-type="string" calcext:value-type="string">
            <text:p>f1_Entreno</text:p>
          </table:table-cell>
          <table:table-cell table:style-name="ce2" office:value-type="string" calcext:value-type="string">
            <text:p>Precision_Entreno</text:p>
          </table:table-cell>
          <table:table-cell table:style-name="ce2" office:value-type="string" calcext:value-type="string">
            <text:p>Recall_Entreno</text:p>
          </table:table-cell>
          <table:table-cell table:style-name="ce2" office:value-type="string" calcext:value-type="string">
            <text:p>Accuracy_Val</text:p>
          </table:table-cell>
          <table:table-cell table:style-name="ce2" office:value-type="string" calcext:value-type="string">
            <text:p>f1_Val</text:p>
          </table:table-cell>
          <table:table-cell table:style-name="ce2" office:value-type="string" calcext:value-type="string">
            <text:p>Precision_Val</text:p>
          </table:table-cell>
          <table:table-cell table:style-name="ce2" office:value-type="string" calcext:value-type="string">
            <text:p>Recall_Val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0.627417" calcext:value-type="float">
            <text:p>0.627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7417" calcext:value-type="float">
            <text:p>0.627417</text:p>
          </table:table-cell>
          <table:table-cell office:value-type="float" office:value="0.608392" calcext:value-type="float">
            <text:p>0.608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8392" calcext:value-type="float">
            <text:p>0.608392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627417" calcext:value-type="float">
            <text:p>0.627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7417" calcext:value-type="float">
            <text:p>0.627417</text:p>
          </table:table-cell>
          <table:table-cell office:value-type="float" office:value="0.608392" calcext:value-type="float">
            <text:p>0.608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8392" calcext:value-type="float">
            <text:p>0.608392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808436" calcext:value-type="float">
            <text:p>0.808436</text:p>
          </table:table-cell>
          <table:table-cell office:value-type="float" office:value="0.702997" calcext:value-type="float">
            <text:p>0.702997</text:p>
          </table:table-cell>
          <table:table-cell office:value-type="float" office:value="0.832258" calcext:value-type="float">
            <text:p>0.832258</text:p>
          </table:table-cell>
          <table:table-cell office:value-type="float" office:value="0.808436" calcext:value-type="float">
            <text:p>0.808436</text:p>
          </table:table-cell>
          <table:table-cell office:value-type="float" office:value="0.811189" calcext:value-type="float">
            <text:p>0.811189</text:p>
          </table:table-cell>
          <table:table-cell office:value-type="float" office:value="0.737864" calcext:value-type="float">
            <text:p>0.737864</text:p>
          </table:table-cell>
          <table:table-cell office:value-type="float" office:value="0.808511" calcext:value-type="float">
            <text:p>0.808511</text:p>
          </table:table-cell>
          <table:table-cell office:value-type="float" office:value="0.811189" calcext:value-type="float">
            <text:p>0.81118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43585" calcext:value-type="float">
            <text:p>0.843585</text:p>
          </table:table-cell>
          <table:table-cell office:value-type="float" office:value="0.756164" calcext:value-type="float">
            <text:p>0.756164</text:p>
          </table:table-cell>
          <table:table-cell office:value-type="float" office:value="0.901961" calcext:value-type="float">
            <text:p>0.901961</text:p>
          </table:table-cell>
          <table:table-cell office:value-type="float" office:value="0.843585" calcext:value-type="float">
            <text:p>0.843585</text:p>
          </table:table-cell>
          <table:table-cell office:value-type="float" office:value="0.839161" calcext:value-type="float">
            <text:p>0.839161</text:p>
          </table:table-cell>
          <table:table-cell office:value-type="float" office:value="0.772277" calcext:value-type="float">
            <text:p>0.772277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839161" calcext:value-type="float">
            <text:p>0.839161</text:p>
          </table:table-cell>
          <table:table-cell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0.843585" calcext:value-type="float">
            <text:p>0.843585</text:p>
          </table:table-cell>
          <table:table-cell table:style-name="ce4" office:value-type="float" office:value="0.754821" calcext:value-type="float">
            <text:p>0.754821</text:p>
          </table:table-cell>
          <table:table-cell table:style-name="ce4" office:value-type="float" office:value="0.907285" calcext:value-type="float">
            <text:p>0.907285</text:p>
          </table:table-cell>
          <table:table-cell table:style-name="ce4" office:value-type="float" office:value="0.843585" calcext:value-type="float">
            <text:p>0.843585</text:p>
          </table:table-cell>
          <table:table-cell table:style-name="ce4" office:value-type="float" office:value="0.846154" calcext:value-type="float">
            <text:p>0.846154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0.886364" calcext:value-type="float">
            <text:p>0.886364</text:p>
          </table:table-cell>
          <table:table-cell table:style-name="ce4" office:value-type="float" office:value="0.846154" calcext:value-type="float">
            <text:p>0.84615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61644" calcext:value-type="float">
            <text:p>0.761644</text:p>
          </table:table-cell>
          <table:table-cell office:value-type="float" office:value="0.908497" calcext:value-type="float">
            <text:p>0.908497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839161" calcext:value-type="float">
            <text:p>0.839161</text:p>
          </table:table-cell>
          <table:table-cell office:value-type="float" office:value="0.772277" calcext:value-type="float">
            <text:p>0.772277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839161" calcext:value-type="float">
            <text:p>0.83916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48858" calcext:value-type="float">
            <text:p>0.848858</text:p>
          </table:table-cell>
          <table:table-cell office:value-type="float" office:value="0.763736" calcext:value-type="float">
            <text:p>0.763736</text:p>
          </table:table-cell>
          <table:table-cell office:value-type="float" office:value="0.914474" calcext:value-type="float">
            <text:p>0.914474</text:p>
          </table:table-cell>
          <table:table-cell office:value-type="float" office:value="0.848858" calcext:value-type="float">
            <text:p>0.848858</text:p>
          </table:table-cell>
          <table:table-cell office:value-type="float" office:value="0.839161" calcext:value-type="float">
            <text:p>0.839161</text:p>
          </table:table-cell>
          <table:table-cell office:value-type="float" office:value="0.772277" calcext:value-type="float">
            <text:p>0.772277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839161" calcext:value-type="float">
            <text:p>0.83916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50615" calcext:value-type="float">
            <text:p>0.850615</text:p>
          </table:table-cell>
          <table:table-cell office:value-type="float" office:value="0.767123" calcext:value-type="float">
            <text:p>0.767123</text:p>
          </table:table-cell>
          <table:table-cell office:value-type="float" office:value="0.915033" calcext:value-type="float">
            <text:p>0.915033</text:p>
          </table:table-cell>
          <table:table-cell office:value-type="float" office:value="0.850615" calcext:value-type="float">
            <text:p>0.850615</text:p>
          </table:table-cell>
          <table:table-cell office:value-type="float" office:value="0.839161" calcext:value-type="float">
            <text:p>0.839161</text:p>
          </table:table-cell>
          <table:table-cell office:value-type="float" office:value="0.772277" calcext:value-type="float">
            <text:p>0.772277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839161" calcext:value-type="float">
            <text:p>0.83916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5413" calcext:value-type="float">
            <text:p>0.85413</text:p>
          </table:table-cell>
          <table:table-cell office:value-type="float" office:value="0.77628" calcext:value-type="float">
            <text:p>0.77628</text:p>
          </table:table-cell>
          <table:table-cell office:value-type="float" office:value="0.90566" calcext:value-type="float">
            <text:p>0.90566</text:p>
          </table:table-cell>
          <table:table-cell office:value-type="float" office:value="0.85413" calcext:value-type="float">
            <text:p>0.85413</text:p>
          </table:table-cell>
          <table:table-cell office:value-type="float" office:value="0.839161" calcext:value-type="float">
            <text:p>0.839161</text:p>
          </table:table-cell>
          <table:table-cell office:value-type="float" office:value="0.772277" calcext:value-type="float">
            <text:p>0.772277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839161" calcext:value-type="float">
            <text:p>0.83916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786096" calcext:value-type="float">
            <text:p>0.786096</text:p>
          </table:table-cell>
          <table:table-cell office:value-type="float" office:value="0.907407" calcext:value-type="float">
            <text:p>0.907407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32168" calcext:value-type="float">
            <text:p>0.832168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47826" calcext:value-type="float">
            <text:p>0.847826</text:p>
          </table:table-cell>
          <table:table-cell office:value-type="float" office:value="0.832168" calcext:value-type="float">
            <text:p>0.83216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71705" calcext:value-type="float">
            <text:p>0.871705</text:p>
          </table:table-cell>
          <table:table-cell office:value-type="float" office:value="0.808399" calcext:value-type="float">
            <text:p>0.808399</text:p>
          </table:table-cell>
          <table:table-cell office:value-type="float" office:value="0.911243" calcext:value-type="float">
            <text:p>0.911243</text:p>
          </table:table-cell>
          <table:table-cell office:value-type="float" office:value="0.871705" calcext:value-type="float">
            <text:p>0.871705</text:p>
          </table:table-cell>
          <table:table-cell office:value-type="float" office:value="0.811189" calcext:value-type="float">
            <text:p>0.811189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795918" calcext:value-type="float">
            <text:p>0.795918</text:p>
          </table:table-cell>
          <table:table-cell office:value-type="float" office:value="0.811189" calcext:value-type="float">
            <text:p>0.811189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869947" calcext:value-type="float">
            <text:p>0.869947</text:p>
          </table:table-cell>
          <table:table-cell office:value-type="float" office:value="0.806283" calcext:value-type="float">
            <text:p>0.806283</text:p>
          </table:table-cell>
          <table:table-cell office:value-type="float" office:value="0.905882" calcext:value-type="float">
            <text:p>0.905882</text:p>
          </table:table-cell>
          <table:table-cell office:value-type="float" office:value="0.869947" calcext:value-type="float">
            <text:p>0.869947</text:p>
          </table:table-cell>
          <table:table-cell office:value-type="float" office:value="0.804196" calcext:value-type="float">
            <text:p>0.804196</text:p>
          </table:table-cell>
          <table:table-cell office:value-type="float" office:value="0.730769" calcext:value-type="float">
            <text:p>0.730769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804196" calcext:value-type="float">
            <text:p>0.804196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869947" calcext:value-type="float">
            <text:p>0.869947</text:p>
          </table:table-cell>
          <table:table-cell office:value-type="float" office:value="0.806283" calcext:value-type="float">
            <text:p>0.806283</text:p>
          </table:table-cell>
          <table:table-cell office:value-type="float" office:value="0.905882" calcext:value-type="float">
            <text:p>0.905882</text:p>
          </table:table-cell>
          <table:table-cell office:value-type="float" office:value="0.869947" calcext:value-type="float">
            <text:p>0.869947</text:p>
          </table:table-cell>
          <table:table-cell office:value-type="float" office:value="0.797203" calcext:value-type="float">
            <text:p>0.797203</text:p>
          </table:table-cell>
          <table:table-cell office:value-type="float" office:value="0.718447" calcext:value-type="float">
            <text:p>0.718447</text:p>
          </table:table-cell>
          <table:table-cell office:value-type="float" office:value="0.787234" calcext:value-type="float">
            <text:p>0.787234</text:p>
          </table:table-cell>
          <table:table-cell office:value-type="float" office:value="0.797203" calcext:value-type="float">
            <text:p>0.79720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87522" calcext:value-type="float">
            <text:p>0.87522</text:p>
          </table:table-cell>
          <table:table-cell office:value-type="float" office:value="0.814621" calcext:value-type="float">
            <text:p>0.814621</text:p>
          </table:table-cell>
          <table:table-cell office:value-type="float" office:value="0.912281" calcext:value-type="float">
            <text:p>0.912281</text:p>
          </table:table-cell>
          <table:table-cell office:value-type="float" office:value="0.87522" calcext:value-type="float">
            <text:p>0.87522</text:p>
          </table:table-cell>
          <table:table-cell office:value-type="float" office:value="0.804196" calcext:value-type="float">
            <text:p>0.804196</text:p>
          </table:table-cell>
          <table:table-cell office:value-type="float" office:value="0.730769" calcext:value-type="float">
            <text:p>0.730769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804196" calcext:value-type="float">
            <text:p>0.80419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87522" calcext:value-type="float">
            <text:p>0.87522</text:p>
          </table:table-cell>
          <table:table-cell office:value-type="float" office:value="0.814621" calcext:value-type="float">
            <text:p>0.814621</text:p>
          </table:table-cell>
          <table:table-cell office:value-type="float" office:value="0.912281" calcext:value-type="float">
            <text:p>0.912281</text:p>
          </table:table-cell>
          <table:table-cell office:value-type="float" office:value="0.87522" calcext:value-type="float">
            <text:p>0.87522</text:p>
          </table:table-cell>
          <table:table-cell office:value-type="float" office:value="0.804196" calcext:value-type="float">
            <text:p>0.804196</text:p>
          </table:table-cell>
          <table:table-cell office:value-type="float" office:value="0.730769" calcext:value-type="float">
            <text:p>0.730769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804196" calcext:value-type="float">
            <text:p>0.804196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Naive Bayes</text:p>
          </table:table-cell>
          <table:covered-table-cell table:number-columns-repeated="8"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Accuracy_Entreno</text:p>
          </table:table-cell>
          <table:table-cell table:style-name="ce2" office:value-type="string" calcext:value-type="string">
            <text:p>f1_Entreno</text:p>
          </table:table-cell>
          <table:table-cell table:style-name="ce2" office:value-type="string" calcext:value-type="string">
            <text:p>Precision_Entreno</text:p>
          </table:table-cell>
          <table:table-cell table:style-name="ce2" office:value-type="string" calcext:value-type="string">
            <text:p>Recall_Entreno</text:p>
          </table:table-cell>
          <table:table-cell table:style-name="ce2" office:value-type="string" calcext:value-type="string">
            <text:p>Accuracy_Val</text:p>
          </table:table-cell>
          <table:table-cell table:style-name="ce2" office:value-type="string" calcext:value-type="string">
            <text:p>f1_Val</text:p>
          </table:table-cell>
          <table:table-cell table:style-name="ce2" office:value-type="string" calcext:value-type="string">
            <text:p>Precision_Val</text:p>
          </table:table-cell>
          <table:table-cell table:style-name="ce2" office:value-type="string" calcext:value-type="string">
            <text:p>Recall_Va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[0, 1, 2, 3, 4, 5]</text:p>
          </table:table-cell>
          <table:table-cell office:value-type="float" office:value="0.810193" calcext:value-type="float">
            <text:p>0.810193</text:p>
          </table:table-cell>
          <table:table-cell office:value-type="float" office:value="0.732673" calcext:value-type="float">
            <text:p>0.732673</text:p>
          </table:table-cell>
          <table:table-cell office:value-type="float" office:value="0.770833" calcext:value-type="float">
            <text:p>0.770833</text:p>
          </table:table-cell>
          <table:table-cell office:value-type="float" office:value="0.810193" calcext:value-type="float">
            <text:p>0.810193</text:p>
          </table:table-cell>
          <table:table-cell office:value-type="float" office:value="0.797203" calcext:value-type="float">
            <text:p>0.797203</text:p>
          </table:table-cell>
          <table:table-cell office:value-type="float" office:value="0.743363" calcext:value-type="float">
            <text:p>0.743363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797203" calcext:value-type="float">
            <text:p>0.79720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[0, 1, 2, 3, 4, 5, 6]</text:p>
          </table:table-cell>
          <table:table-cell office:value-type="float" office:value="0.811951" calcext:value-type="float">
            <text:p>0.811951</text:p>
          </table:table-cell>
          <table:table-cell office:value-type="float" office:value="0.735802" calcext:value-type="float">
            <text:p>0.735802</text:p>
          </table:table-cell>
          <table:table-cell office:value-type="float" office:value="0.772021" calcext:value-type="float">
            <text:p>0.772021</text:p>
          </table:table-cell>
          <table:table-cell office:value-type="float" office:value="0.811951" calcext:value-type="float">
            <text:p>0.811951</text:p>
          </table:table-cell>
          <table:table-cell office:value-type="float" office:value="0.783217" calcext:value-type="float">
            <text:p>0.783217</text:p>
          </table:table-cell>
          <table:table-cell office:value-type="float" office:value="0.725664" calcext:value-type="float">
            <text:p>0.725664</text:p>
          </table:table-cell>
          <table:table-cell office:value-type="float" office:value="0.719298" calcext:value-type="float">
            <text:p>0.719298</text:p>
          </table:table-cell>
          <table:table-cell office:value-type="float" office:value="0.783217" calcext:value-type="float">
            <text:p>0.783217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[1, 2, 3, 4, 5, 6, 7, 8]</text:p>
          </table:table-cell>
          <table:table-cell table:style-name="ce5" office:value-type="float" office:value="0.796134" calcext:value-type="float">
            <text:p>0.796134</text:p>
          </table:table-cell>
          <table:table-cell table:style-name="ce5" office:value-type="float" office:value="0.718447" calcext:value-type="float">
            <text:p>0.718447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float" office:value="0.796134" calcext:value-type="float">
            <text:p>0.796134</text:p>
          </table:table-cell>
          <table:table-cell table:style-name="ce5" office:value-type="float" office:value="0.79021" calcext:value-type="float">
            <text:p>0.79021</text:p>
          </table:table-cell>
          <table:table-cell table:style-name="ce5" office:value-type="float" office:value="0.745763" calcext:value-type="float">
            <text:p>0.745763</text:p>
          </table:table-cell>
          <table:table-cell table:style-name="ce5" office:value-type="float" office:value="0.709677" calcext:value-type="float">
            <text:p>0.709677</text:p>
          </table:table-cell>
          <table:table-cell table:style-name="ce5" office:value-type="float" office:value="0.79021" calcext:value-type="float">
            <text:p>0.7902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[0, 1, 3, 5, 6, 8, 9, 10]</text:p>
          </table:table-cell>
          <table:table-cell office:value-type="float" office:value="0.70123" calcext:value-type="float">
            <text:p>0.70123</text:p>
          </table:table-cell>
          <table:table-cell office:value-type="float" office:value="0.538043" calcext:value-type="float">
            <text:p>0.538043</text:p>
          </table:table-cell>
          <table:table-cell office:value-type="float" office:value="0.634615" calcext:value-type="float">
            <text:p>0.634615</text:p>
          </table:table-cell>
          <table:table-cell office:value-type="float" office:value="0.70123" calcext:value-type="float">
            <text:p>0.70123</text:p>
          </table:table-cell>
          <table:table-cell office:value-type="float" office:value="0.643357" calcext:value-type="float">
            <text:p>0.643357</text:p>
          </table:table-cell>
          <table:table-cell office:value-type="float" office:value="0.49505" calcext:value-type="float">
            <text:p>0.4950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43357" calcext:value-type="float">
            <text:p>0.643357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[1, 3, 4, 5, 6, 7, 8, 9]</text:p>
          </table:table-cell>
          <table:table-cell table:style-name="ce4" office:value-type="float" office:value="0.787346" calcext:value-type="float">
            <text:p>0.787346</text:p>
          </table:table-cell>
          <table:table-cell table:style-name="ce4" office:value-type="float" office:value="0.679045" calcext:value-type="float">
            <text:p>0.679045</text:p>
          </table:table-cell>
          <table:table-cell table:style-name="ce4" office:value-type="float" office:value="0.775758" calcext:value-type="float">
            <text:p>0.775758</text:p>
          </table:table-cell>
          <table:table-cell table:style-name="ce4" office:value-type="float" office:value="0.787346" calcext:value-type="float">
            <text:p>0.787346</text:p>
          </table:table-cell>
          <table:table-cell table:style-name="ce4" office:value-type="float" office:value="0.804196" calcext:value-type="float">
            <text:p>0.804196</text:p>
          </table:table-cell>
          <table:table-cell table:style-name="ce4" office:value-type="float" office:value="0.745455" calcext:value-type="float">
            <text:p>0.745455</text:p>
          </table:table-cell>
          <table:table-cell table:style-name="ce4" office:value-type="float" office:value="0.759259" calcext:value-type="float">
            <text:p>0.759259</text:p>
          </table:table-cell>
          <table:table-cell table:style-name="ce4" office:value-type="float" office:value="0.804196" calcext:value-type="float">
            <text:p>0.80419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[0, 1, 4, 5, 6, 8, 9, 10]</text:p>
          </table:table-cell>
          <table:table-cell office:value-type="float" office:value="0.766257" calcext:value-type="float">
            <text:p>0.766257</text:p>
          </table:table-cell>
          <table:table-cell office:value-type="float" office:value="0.715203" calcext:value-type="float">
            <text:p>0.715203</text:p>
          </table:table-cell>
          <table:table-cell office:value-type="float" office:value="0.654902" calcext:value-type="float">
            <text:p>0.654902</text:p>
          </table:table-cell>
          <table:table-cell office:value-type="float" office:value="0.766257" calcext:value-type="float">
            <text:p>0.766257</text:p>
          </table:table-cell>
          <table:table-cell office:value-type="float" office:value="0.72028" calcext:value-type="float">
            <text:p>0.72028</text:p>
          </table:table-cell>
          <table:table-cell office:value-type="float" office:value="0.69697" calcext:value-type="float">
            <text:p>0.69697</text:p>
          </table:table-cell>
          <table:table-cell office:value-type="float" office:value="0.605263" calcext:value-type="float">
            <text:p>0.605263</text:p>
          </table:table-cell>
          <table:table-cell office:value-type="float" office:value="0.72028" calcext:value-type="float">
            <text:p>0.7202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[0, 1, 2, 4, 6, 7, 8, 10]</text:p>
          </table:table-cell>
          <table:table-cell office:value-type="float" office:value="0.780316" calcext:value-type="float">
            <text:p>0.780316</text:p>
          </table:table-cell>
          <table:table-cell office:value-type="float" office:value="0.724062" calcext:value-type="float">
            <text:p>0.724062</text:p>
          </table:table-cell>
          <table:table-cell office:value-type="float" office:value="0.680498" calcext:value-type="float">
            <text:p>0.680498</text:p>
          </table:table-cell>
          <table:table-cell office:value-type="float" office:value="0.780316" calcext:value-type="float">
            <text:p>0.780316</text:p>
          </table:table-cell>
          <table:table-cell office:value-type="float" office:value="0.72028" calcext:value-type="float">
            <text:p>0.72028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08108" calcext:value-type="float">
            <text:p>0.608108</text:p>
          </table:table-cell>
          <table:table-cell office:value-type="float" office:value="0.72028" calcext:value-type="float">
            <text:p>0.7202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[1, 2, 3, 4, 5, 7, 8, 9, 10]</text:p>
          </table:table-cell>
          <table:table-cell office:value-type="float" office:value="0.766257" calcext:value-type="float">
            <text:p>0.766257</text:p>
          </table:table-cell>
          <table:table-cell office:value-type="float" office:value="0.679518" calcext:value-type="float">
            <text:p>0.679518</text:p>
          </table:table-cell>
          <table:table-cell office:value-type="float" office:value="0.694581" calcext:value-type="float">
            <text:p>0.694581</text:p>
          </table:table-cell>
          <table:table-cell office:value-type="float" office:value="0.766257" calcext:value-type="float">
            <text:p>0.766257</text:p>
          </table:table-cell>
          <table:table-cell office:value-type="float" office:value="0.755245" calcext:value-type="float">
            <text:p>0.755245</text:p>
          </table:table-cell>
          <table:table-cell office:value-type="float" office:value="0.710744" calcext:value-type="float">
            <text:p>0.710744</text:p>
          </table:table-cell>
          <table:table-cell office:value-type="float" office:value="0.661538" calcext:value-type="float">
            <text:p>0.661538</text:p>
          </table:table-cell>
          <table:table-cell office:value-type="float" office:value="0.755245" calcext:value-type="float">
            <text:p>0.75524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[0, 1, 3, 5, 6, 7, 8, 9, 10]</text:p>
          </table:table-cell>
          <table:table-cell office:value-type="float" office:value="0.697715" calcext:value-type="float">
            <text:p>0.697715</text:p>
          </table:table-cell>
          <table:table-cell office:value-type="float" office:value="0.537634" calcext:value-type="float">
            <text:p>0.53763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97715" calcext:value-type="float">
            <text:p>0.697715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615385" calcext:value-type="float">
            <text:p>0.61538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[1, 2, 3, 5, 6, 7, 8, 9, 10]</text:p>
          </table:table-cell>
          <table:table-cell office:value-type="float" office:value="0.667838" calcext:value-type="float">
            <text:p>0.667838</text:p>
          </table:table-cell>
          <table:table-cell office:value-type="float" office:value="0.509091" calcext:value-type="float">
            <text:p>0.509091</text:p>
          </table:table-cell>
          <table:table-cell office:value-type="float" office:value="0.566474" calcext:value-type="float">
            <text:p>0.566474</text:p>
          </table:table-cell>
          <table:table-cell office:value-type="float" office:value="0.667838" calcext:value-type="float">
            <text:p>0.667838</text:p>
          </table:table-cell>
          <table:table-cell office:value-type="float" office:value="0.622378" calcext:value-type="float">
            <text:p>0.622378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622378" calcext:value-type="float">
            <text:p>0.62237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[0, 1, 2, 3, 5, 6, 7, 8, 9, 10]</text:p>
          </table:table-cell>
          <table:table-cell office:value-type="float" office:value="0.699473" calcext:value-type="float">
            <text:p>0.699473</text:p>
          </table:table-cell>
          <table:table-cell office:value-type="float" office:value="0.546419" calcext:value-type="float">
            <text:p>0.546419</text:p>
          </table:table-cell>
          <table:table-cell office:value-type="float" office:value="0.624242" calcext:value-type="float">
            <text:p>0.624242</text:p>
          </table:table-cell>
          <table:table-cell office:value-type="float" office:value="0.699473" calcext:value-type="float">
            <text:p>0.699473</text:p>
          </table:table-cell>
          <table:table-cell office:value-type="float" office:value="0.622378" calcext:value-type="float">
            <text:p>0.622378</text:p>
          </table:table-cell>
          <table:table-cell office:value-type="float" office:value="0.46" calcext:value-type="float">
            <text:p>0.46</text:p>
          </table:table-cell>
          <table:table-cell office:value-type="float" office:value="0.522727" calcext:value-type="float">
            <text:p>0.522727</text:p>
          </table:table-cell>
          <table:table-cell office:value-type="float" office:value="0.622378" calcext:value-type="float">
            <text:p>0.622378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[0, 1, 2, 3, 4, 5, 6, 7, 8, 9, 10]</text:p>
          </table:table-cell>
          <table:table-cell office:value-type="float" office:value="0.771529" calcext:value-type="float">
            <text:p>0.771529</text:p>
          </table:table-cell>
          <table:table-cell office:value-type="float" office:value="0.679803" calcext:value-type="float">
            <text:p>0.679803</text:p>
          </table:table-cell>
          <table:table-cell office:value-type="float" office:value="0.71134" calcext:value-type="float">
            <text:p>0.71134</text:p>
          </table:table-cell>
          <table:table-cell office:value-type="float" office:value="0.771529" calcext:value-type="float">
            <text:p>0.771529</text:p>
          </table:table-cell>
          <table:table-cell office:value-type="float" office:value="0.762238" calcext:value-type="float">
            <text:p>0.762238</text:p>
          </table:table-cell>
          <table:table-cell office:value-type="float" office:value="0.711864" calcext:value-type="float">
            <text:p>0.711864</text:p>
          </table:table-cell>
          <table:table-cell office:value-type="float" office:value="0.677419" calcext:value-type="float">
            <text:p>0.677419</text:p>
          </table:table-cell>
          <table:table-cell office:value-type="float" office:value="0.762238" calcext:value-type="float">
            <text:p>0.762238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Regresión Logistica</text:p>
          </table:table-cell>
          <table:covered-table-cell table:number-columns-repeated="8"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Accuracy_Entreno</text:p>
          </table:table-cell>
          <table:table-cell table:style-name="ce2" office:value-type="string" calcext:value-type="string">
            <text:p>f1_Entreno</text:p>
          </table:table-cell>
          <table:table-cell table:style-name="ce2" office:value-type="string" calcext:value-type="string">
            <text:p>Precision_Entreno</text:p>
          </table:table-cell>
          <table:table-cell table:style-name="ce2" office:value-type="string" calcext:value-type="string">
            <text:p>Recall_Entreno</text:p>
          </table:table-cell>
          <table:table-cell table:style-name="ce2" office:value-type="string" calcext:value-type="string">
            <text:p>Accuracy_Val</text:p>
          </table:table-cell>
          <table:table-cell table:style-name="ce2" office:value-type="string" calcext:value-type="string">
            <text:p>f1_Val</text:p>
          </table:table-cell>
          <table:table-cell table:style-name="ce2" office:value-type="string" calcext:value-type="string">
            <text:p>Precision_Val</text:p>
          </table:table-cell>
          <table:table-cell table:style-name="ce2" office:value-type="string" calcext:value-type="string">
            <text:p>Recall_Val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683656" calcext:value-type="float">
            <text:p>0.683656</text:p>
          </table:table-cell>
          <table:table-cell office:value-type="float" office:value="0.528796" calcext:value-type="float">
            <text:p>0.528796</text:p>
          </table:table-cell>
          <table:table-cell office:value-type="float" office:value="0.594118" calcext:value-type="float">
            <text:p>0.594118</text:p>
          </table:table-cell>
          <table:table-cell office:value-type="float" office:value="0.683656" calcext:value-type="float">
            <text:p>0.683656</text:p>
          </table:table-cell>
          <table:table-cell office:value-type="float" office:value="0.671329" calcext:value-type="float">
            <text:p>0.671329</text:p>
          </table:table-cell>
          <table:table-cell office:value-type="float" office:value="0.483516" calcext:value-type="float">
            <text:p>0.483516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71329" calcext:value-type="float">
            <text:p>0.671329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655536" calcext:value-type="float">
            <text:p>0.655536</text:p>
          </table:table-cell>
          <table:table-cell office:value-type="float" office:value="0.535545" calcext:value-type="float">
            <text:p>0.535545</text:p>
          </table:table-cell>
          <table:table-cell office:value-type="float" office:value="0.538095" calcext:value-type="float">
            <text:p>0.538095</text:p>
          </table:table-cell>
          <table:table-cell office:value-type="float" office:value="0.655536" calcext:value-type="float">
            <text:p>0.655536</text:p>
          </table:table-cell>
          <table:table-cell office:value-type="float" office:value="0.65035" calcext:value-type="float">
            <text:p>0.65035</text:p>
          </table:table-cell>
          <table:table-cell office:value-type="float" office:value="0.509804" calcext:value-type="float">
            <text:p>0.509804</text:p>
          </table:table-cell>
          <table:table-cell office:value-type="float" office:value="0.565217" calcext:value-type="float">
            <text:p>0.565217</text:p>
          </table:table-cell>
          <table:table-cell office:value-type="float" office:value="0.65035" calcext:value-type="float">
            <text:p>0.6503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25659" calcext:value-type="float">
            <text:p>0.625659</text:p>
          </table:table-cell>
          <table:table-cell office:value-type="float" office:value="0.455243" calcext:value-type="float">
            <text:p>0.455243</text:p>
          </table:table-cell>
          <table:table-cell office:value-type="float" office:value="0.497207" calcext:value-type="float">
            <text:p>0.497207</text:p>
          </table:table-cell>
          <table:table-cell office:value-type="float" office:value="0.625659" calcext:value-type="float">
            <text:p>0.625659</text:p>
          </table:table-cell>
          <table:table-cell office:value-type="float" office:value="0.643357" calcext:value-type="float">
            <text:p>0.643357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55102" calcext:value-type="float">
            <text:p>0.55102</text:p>
          </table:table-cell>
          <table:table-cell office:value-type="float" office:value="0.643357" calcext:value-type="float">
            <text:p>0.64335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13357" calcext:value-type="float">
            <text:p>0.613357</text:p>
          </table:table-cell>
          <table:table-cell office:value-type="float" office:value="0.349112" calcext:value-type="float">
            <text:p>0.349112</text:p>
          </table:table-cell>
          <table:table-cell office:value-type="float" office:value="0.468254" calcext:value-type="float">
            <text:p>0.468254</text:p>
          </table:table-cell>
          <table:table-cell office:value-type="float" office:value="0.613357" calcext:value-type="float">
            <text:p>0.613357</text:p>
          </table:table-cell>
          <table:table-cell office:value-type="float" office:value="0.587413" calcext:value-type="float">
            <text:p>0.587413</text:p>
          </table:table-cell>
          <table:table-cell office:value-type="float" office:value="0.271605" calcext:value-type="float">
            <text:p>0.271605</text:p>
          </table:table-cell>
          <table:table-cell office:value-type="float" office:value="0.44" calcext:value-type="float">
            <text:p>0.44</text:p>
          </table:table-cell>
          <table:table-cell office:value-type="float" office:value="0.587413" calcext:value-type="float">
            <text:p>0.58741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60633" calcext:value-type="float">
            <text:p>0.560633</text:p>
          </table:table-cell>
          <table:table-cell office:value-type="float" office:value="0.449339" calcext:value-type="float">
            <text:p>0.449339</text:p>
          </table:table-cell>
          <table:table-cell office:value-type="float" office:value="0.421488" calcext:value-type="float">
            <text:p>0.421488</text:p>
          </table:table-cell>
          <table:table-cell office:value-type="float" office:value="0.560633" calcext:value-type="float">
            <text:p>0.560633</text:p>
          </table:table-cell>
          <table:table-cell office:value-type="float" office:value="0.58042" calcext:value-type="float">
            <text:p>0.58042</text:p>
          </table:table-cell>
          <table:table-cell office:value-type="float" office:value="0.433962" calcext:value-type="float">
            <text:p>0.433962</text:p>
          </table:table-cell>
          <table:table-cell office:value-type="float" office:value="0.46" calcext:value-type="float">
            <text:p>0.46</text:p>
          </table:table-cell>
          <table:table-cell office:value-type="float" office:value="0.58042" calcext:value-type="float">
            <text:p>0.5804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29174" calcext:value-type="float">
            <text:p>0.629174</text:p>
          </table:table-cell>
          <table:table-cell office:value-type="float" office:value="0.471178" calcext:value-type="float">
            <text:p>0.471178</text:p>
          </table:table-cell>
          <table:table-cell office:value-type="float" office:value="0.502674" calcext:value-type="float">
            <text:p>0.502674</text:p>
          </table:table-cell>
          <table:table-cell office:value-type="float" office:value="0.629174" calcext:value-type="float">
            <text:p>0.629174</text:p>
          </table:table-cell>
          <table:table-cell office:value-type="float" office:value="0.65035" calcext:value-type="float">
            <text:p>0.65035</text:p>
          </table:table-cell>
          <table:table-cell office:value-type="float" office:value="0.528302" calcext:value-type="float">
            <text:p>0.528302</text:p>
          </table:table-cell>
          <table:table-cell office:value-type="float" office:value="0.56" calcext:value-type="float">
            <text:p>0.56</text:p>
          </table:table-cell>
          <table:table-cell office:value-type="float" office:value="0.65035" calcext:value-type="float">
            <text:p>0.6503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541301" calcext:value-type="float">
            <text:p>0.541301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351515" calcext:value-type="float">
            <text:p>0.351515</text:p>
          </table:table-cell>
          <table:table-cell office:value-type="float" office:value="0.541301" calcext:value-type="float">
            <text:p>0.541301</text:p>
          </table:table-cell>
          <table:table-cell office:value-type="float" office:value="0.559441" calcext:value-type="float">
            <text:p>0.559441</text:p>
          </table:table-cell>
          <table:table-cell office:value-type="float" office:value="0.258824" calcext:value-type="float">
            <text:p>0.258824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0.559441" calcext:value-type="float">
            <text:p>0.559441</text:p>
          </table:table-cell>
          <table:table-cell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73638" calcext:value-type="float">
            <text:p>0.73638</text:p>
          </table:table-cell>
          <table:table-cell table:style-name="ce4" office:value-type="float" office:value="0.571429" calcext:value-type="float">
            <text:p>0.571429</text:p>
          </table:table-cell>
          <table:table-cell table:style-name="ce4" office:value-type="float" office:value="0.724638" calcext:value-type="float">
            <text:p>0.724638</text:p>
          </table:table-cell>
          <table:table-cell table:style-name="ce4" office:value-type="float" office:value="0.73638" calcext:value-type="float">
            <text:p>0.73638</text:p>
          </table:table-cell>
          <table:table-cell table:style-name="ce4" office:value-type="float" office:value="0.762238" calcext:value-type="float">
            <text:p>0.762238</text:p>
          </table:table-cell>
          <table:table-cell table:style-name="ce4" office:value-type="float" office:value="0.666667" calcext:value-type="float">
            <text:p>0.666667</text:p>
          </table:table-cell>
          <table:table-cell table:style-name="ce4" office:value-type="float" office:value="0.73913" calcext:value-type="float">
            <text:p>0.73913</text:p>
          </table:table-cell>
          <table:table-cell table:style-name="ce4" office:value-type="float" office:value="0.762238" calcext:value-type="float">
            <text:p>0.762238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666081" calcext:value-type="float">
            <text:p>0.666081</text:p>
          </table:table-cell>
          <table:table-cell office:value-type="float" office:value="0.466292" calcext:value-type="float">
            <text:p>0.466292</text:p>
          </table:table-cell>
          <table:table-cell office:value-type="float" office:value="0.576389" calcext:value-type="float">
            <text:p>0.576389</text:p>
          </table:table-cell>
          <table:table-cell office:value-type="float" office:value="0.666081" calcext:value-type="float">
            <text:p>0.666081</text:p>
          </table:table-cell>
          <table:table-cell office:value-type="float" office:value="0.671329" calcext:value-type="float">
            <text:p>0.671329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671329" calcext:value-type="float">
            <text:p>0.67132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669596" calcext:value-type="float">
            <text:p>0.669596</text:p>
          </table:table-cell>
          <table:table-cell office:value-type="float" office:value="0.440476" calcext:value-type="float">
            <text:p>0.440476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669596" calcext:value-type="float">
            <text:p>0.669596</text:p>
          </table:table-cell>
          <table:table-cell office:value-type="float" office:value="0.671329" calcext:value-type="float">
            <text:p>0.671329</text:p>
          </table:table-cell>
          <table:table-cell office:value-type="float" office:value="0.47191" calcext:value-type="float">
            <text:p>0.47191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671329" calcext:value-type="float">
            <text:p>0.6713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3:26:44.372396151</meta:creation-date>
    <dc:date>2019-07-09T00:07:21.460790218</dc:date>
    <meta:editing-duration>PT30M27S</meta:editing-duration>
    <meta:editing-cycles>1</meta:editing-cycles>
    <meta:generator>LibreOffice/6.0.7.3$Linux_X86_64 LibreOffice_project/00m0$Build-3</meta:generator>
    <meta:document-statistic meta:table-count="1" meta:cell-count="472" meta:object-count="0"/>
  </office:meta>
</office:document-meta>
</file>